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Exo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Exo1" table:style-name="ta1" table:print="false">
        <office:forms form:automatic-focus="false" form:apply-design-mode="false"/>
        <table:table-column table:style-name="co1" table:number-columns-repeated="6" table:default-cell-style-name="ce1"/>
        <table:table-column table:style-name="co1" table:number-columns-repeated="250" table:default-cell-style-name="Default"/>
        <table:table-row table:style-name="ro1">
          <table:table-cell office:value-type="string">
            <text:p>SEXE</text:p>
          </table:table-cell>
          <table:table-cell office:value-type="string">
            <text:p>zep</text:p>
          </table:table-cell>
          <table:table-cell office:value-type="string">
            <text:p>poids</text:p>
          </table:table-cell>
          <table:table-cell office:value-type="string">
            <text:p>an</text:p>
          </table:table-cell>
          <table:table-cell office:value-type="string">
            <text:p>mois</text:p>
          </table:table-cell>
          <table:table-cell office:value-type="string">
            <text:p>taille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3.5">
            <text:p>13,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5.5">
            <text:p>95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.4">
            <text:p>15,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6.5">
            <text:p>16,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8.5">
            <text:p>98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4.8">
            <text:p>14,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1.5">
            <text:p>101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.7">
            <text:p>16,7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8.5">
            <text:p>98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4.5">
            <text:p>14,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6.8">
            <text:p>16,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1.5">
            <text:p>101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.7">
            <text:p>14,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8.5">
            <text:p>98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.5">
            <text:p>16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.1">
            <text:p>15,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.5">
            <text:p>15,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.8">
            <text:p>16,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1.5">
            <text:p>101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9.8">
            <text:p>19,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7.5">
            <text:p>107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4.5">
            <text:p>104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7.8">
            <text:p>17,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.2">
            <text:p>15,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3.5">
            <text:p>103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8.6">
            <text:p>18,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7.5">
            <text:p>17,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2.5">
            <text:p>102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.5">
            <text:p>16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.8">
            <text:p>14,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8.4">
            <text:p>18,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.6">
            <text:p>17,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7.5">
            <text:p>107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8.8">
            <text:p>18,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7.5">
            <text:p>107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8.5">
            <text:p>18,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.6">
            <text:p>14,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.7">
            <text:p>14,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0.5">
            <text:p>10,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88.5">
            <text:p>88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5.2">
            <text:p>15,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.5">
            <text:p>14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5.5">
            <text:p>95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.8">
            <text:p>15,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3.6">
            <text:p>13,6</text:p>
          </table:table-cell>
          <table:table-cell table:number-columns-repeated="2" office:value-type="float" office:value="4">
            <text:p>4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.7">
            <text:p>17,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4.8">
            <text:p>14,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8.8">
            <text:p>18,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.5">
            <text:p>17,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5.5">
            <text:p>105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.2">
            <text:p>16,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5.5">
            <text:p>105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.6">
            <text:p>17,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4.5">
            <text:p>104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7.4">
            <text:p>17,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6.5">
            <text:p>96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7">
            <text:p>107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4.5">
            <text:p>14,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2.7">
            <text:p>12,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1.5">
            <text:p>111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.5">
            <text:p>99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.5">
            <text:p>14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7.3">
            <text:p>17,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90.5">
            <text:p>90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3.3">
            <text:p>13,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.7">
            <text:p>16,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.6">
            <text:p>16,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7.2">
            <text:p>17,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.5">
            <text:p>105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.5">
            <text:p>100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.6">
            <text:p>17,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7.6">
            <text:p>17,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2.5">
            <text:p>102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.5">
            <text:p>14,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4.5">
            <text:p>94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6.8">
            <text:p>16,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4.5">
            <text:p>14,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office:value-type="float" office:value="99">
            <text:p>99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.5">
            <text:p>17,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.4">
            <text:p>17,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.8">
            <text:p>15,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7.5">
            <text:p>17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4.5">
            <text:p>14,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5.5">
            <text:p>95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.7">
            <text:p>15,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7.5">
            <text:p>97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22.8">
            <text:p>22,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office:value-type="float" office:value="107.5">
            <text:p>107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.4">
            <text:p>16,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8.7">
            <text:p>18,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9.5">
            <text:p>109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4.5">
            <text:p>104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.3">
            <text:p>16,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9.4">
            <text:p>19,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0.5">
            <text:p>100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9.4">
            <text:p>19,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.7">
            <text:p>15,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7.5">
            <text:p>97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5.2">
            <text:p>15,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7.3">
            <text:p>17,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4.5">
            <text:p>104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4.5">
            <text:p>14,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3.5">
            <text:p>13,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6.2">
            <text:p>96,2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6.5">
            <text:p>16,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2.5">
            <text:p>102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4.8">
            <text:p>14,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2.5">
            <text:p>102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8.5">
            <text:p>18,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5.5">
            <text:p>15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96.5">
            <text:p>96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92">
            <text:p>92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7.5">
            <text:p>17,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float" office:value="18.7">
            <text:p>18,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6.5">
            <text:p>16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6.5">
            <text:p>16,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5.8">
            <text:p>15,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5.9">
            <text:p>15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9.6">
            <text:p>19,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8.5">
            <text:p>108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6.5">
            <text:p>16,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3.7">
            <text:p>13,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float" office:value="19.5">
            <text:p>19,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01.5">
            <text:p>101,5</text:p>
          </table:table-cell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N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4.3">
            <text:p>14,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7.8">
            <text:p>17,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5.5">
            <text:p>105,5</text:p>
          </table:table-cell>
          <table:table-cell table:number-columns-repeated="250"/>
        </table:table-row>
        <table:table-row table:style-name="ro1"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float" office:value="15.7">
            <text:p>15,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8.5">
            <text:p>98,5</text:p>
          </table:table-cell>
          <table:table-cell table:number-columns-repeated="250"/>
        </table:table-row>
      </table:table>
      <table:named-expressions>
        <table:named-range table:name="Exo1" table:base-cell-address="$Exo1.$A$1" table:cell-range-address="$Exo1.$A$1:.$F$15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F</number:text>
    </number:number-style>
    <number:number-style style:name="N107">
      <number:text>-</number:text>
      <number:number number: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F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F</number:text>
    </number:number-style>
    <number:number-style style:name="N109">
      <number:text>-</number:text>
      <number:number number: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F </number:text>
    </number:number-style>
    <number:number-style style:name="N112P1" style:volatile="true">
      <number:text>-</number:text>
      <number:number number:decimal-places="0" number:min-integer-digits="1" number:grouping="true"/>
      <number:text> F </number:text>
    </number:number-style>
    <number:number-style style:name="N112P2" style:volatile="true">
      <number:text> - F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F </number:text>
    </number:number-style>
    <number:number-style style:name="N114P1" style:volatile="true">
      <number:text>-</number:text>
      <number:number number:decimal-places="2" number:min-integer-digits="1" number:grouping="true"/>
      <number:text> F </number:text>
    </number:number-style>
    <number:number-style style:name="N114P2" style:volatile="true">
      <number:text> -</number:text>
      <number:number number:decimal-places="0" number:min-integer-digits="0"/>
      <number:text> F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€ </number:text>
    </number:number-style>
    <number:number-style style:name="N125P1" style:volatile="true">
      <number:text>-</number:text>
      <number:number number:decimal-places="2" number:min-integer-digits="1" number:grouping="true"/>
      <number:text> € </number:text>
    </number:number-style>
    <number:number-style style:name="N125P2" style:volatile="true">
      <number:text> -</number:text>
      <number:number number: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7">17/12/2010</text:date>, <text:time>10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o1" style:display-name="PageStyle_Exo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4-02-02T16:34:52</meta:creation-date>
    <dc:creator>Pierre Joly</dc:creator>
    <dc:date>2004-02-02T16:34:5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918"/>
  </office:meta>
</office:document-meta>
</file>